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7.188571832679" calcext:value-type="float">
            <text:p>707.188571832679</text:p>
          </table:table-cell>
        </table:table-row>
        <table:table-row table:style-name="ro1">
          <table:table-cell office:value-type="float" office:value="703.447596671286" calcext:value-type="float">
            <text:p>703.447596671286</text:p>
          </table:table-cell>
        </table:table-row>
        <table:table-row table:style-name="ro1">
          <table:table-cell office:value-type="float" office:value="688.890266669422" calcext:value-type="float">
            <text:p>688.890266669422</text:p>
          </table:table-cell>
        </table:table-row>
        <table:table-row table:style-name="ro1">
          <table:table-cell office:value-type="float" office:value="702.780198465128" calcext:value-type="float">
            <text:p>702.780198465128</text:p>
          </table:table-cell>
        </table:table-row>
        <table:table-row table:style-name="ro1">
          <table:table-cell office:value-type="float" office:value="681.681845449092" calcext:value-type="float">
            <text:p>681.681845449092</text:p>
          </table:table-cell>
        </table:table-row>
        <table:table-row table:style-name="ro1">
          <table:table-cell office:value-type="float" office:value="701.779009789817" calcext:value-type="float">
            <text:p>701.779009789817</text:p>
          </table:table-cell>
        </table:table-row>
        <table:table-row table:style-name="ro1">
          <table:table-cell office:value-type="float" office:value="683.606434103758" calcext:value-type="float">
            <text:p>683.606434103758</text:p>
          </table:table-cell>
        </table:table-row>
        <table:table-row table:style-name="ro1">
          <table:table-cell office:value-type="float" office:value="706.299485107675" calcext:value-type="float">
            <text:p>706.299485107675</text:p>
          </table:table-cell>
        </table:table-row>
        <table:table-row table:style-name="ro1">
          <table:table-cell office:value-type="float" office:value="692.520775623269" calcext:value-type="float">
            <text:p>692.520775623269</text:p>
          </table:table-cell>
        </table:table-row>
        <table:table-row table:style-name="ro1">
          <table:table-cell office:value-type="float" office:value="707.689041435193" calcext:value-type="float">
            <text:p>707.689041435193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97.588322514732" calcext:value-type="float">
            <text:p>697.588322514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23:30.093507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6-01T06:25:39.435084536</dc:date>
    <dc:creator>Davide Ancona</dc:creator>
    <meta:editing-duration>PT3M54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